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6.01cm" fo:min-width="5.902cm" fo:padding-top="0.177cm" fo:padding-bottom="0.177cm" fo:padding-left="0.302cm" fo:padding-right="0.302cm"/>
    </style:style>
    <style:style style:name="gr2" style:family="graphic" style:parent-style-name="standard">
      <style:graphic-properties svg:stroke-width="0.081cm" svg:stroke-color="#009900" draw:marker-start-width="0.321cm" draw:marker-end-width="0.321cm" draw:fill-color="#ffffff" draw:textarea-horizontal-align="justify" draw:textarea-vertical-align="middle" draw:auto-grow-height="false" fo:min-height="4.564cm" fo:min-width="4.114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5.988cm" fo:min-width="6.738cm" fo:padding-top="0.165cm" fo:padding-bottom="0.165cm" fo:padding-left="0.29cm" fo:padding-right="0.29cm"/>
    </style:style>
    <style:style style:name="gr4" style:family="graphic" style:parent-style-name="standard">
      <style:graphic-properties svg:stroke-color="#990000" draw:fill-color="#ffffff" draw:textarea-horizontal-align="justify" draw:textarea-vertical-align="middle" draw:auto-grow-height="false" fo:min-height="1.15cm" fo:min-width="0.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3.428cm" fo:min-width="5.724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12cm"/>
    </style:style>
    <style:style style:name="gr9" style:family="graphic" style:parent-style-name="objectwithoutfill">
      <style:graphic-properties svg:stroke-width="0.106cm" svg:stroke-color="#ff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width="0.081cm" svg:stroke-color="#009900" draw:marker-start-width="0.321cm" draw:marker-end-width="0.321cm" draw:fill-color="#ffffff" draw:textarea-horizontal-align="justify" draw:textarea-vertical-align="middle" draw:auto-grow-height="false" fo:min-height="4.66cm" fo:min-width="3.21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5.626cm" fo:min-width="5.576cm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1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01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59cm"/>
    </style:style>
    <style:style style:name="gr18" style:family="graphic" style:parent-style-name="objectwithoutfill">
      <style:graphic-properties svg:stroke-width="0.106cm" svg:stroke-color="#00cc33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9" style:family="graphic" style:parent-style-name="objectwithoutfill">
      <style:graphic-properties svg:stroke-width="0.106cm" svg:stroke-color="#00cc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font-size="10pt" style:font-size-asian="12pt" style:font-size-complex="12pt"/>
    </style:style>
    <style:style style:name="P4" style:family="paragraph">
      <loext:graphic-properties draw:fill="none" draw:fill-color="#ffffff"/>
      <style:paragraph-properties fo:text-align="center"/>
      <style:text-properties fo:font-size="10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color="#cc0000"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center"/>
      <style:text-properties fo:color="#cc0000" fo:font-size="14pt" style:font-size-asian="14pt" style:font-size-complex="14pt"/>
    </style:style>
    <style:style style:name="T1" style:family="text">
      <style:text-properties style:font-size-asian="12pt" style:font-size-complex="12pt"/>
    </style:style>
    <style:style style:name="T2" style:family="text">
      <style:text-properties fo:color="#cc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9.2cm" svg:height="9cm" svg:x="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2cm" svg:height="5.4cm" svg:x="6.4cm" svg:y="1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8cm" svg:height="7cm" svg:x="16cm" svg:y="4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2" draw:id="id2" draw:layer="layout" svg:width="1.4cm" svg:height="1.4cm" svg:x="10.8cm" svg:y="11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2cm" svg:height="0.962cm" svg:x="3.2cm" svg:y="12.638cm">
          <draw:text-box>
            <text:p>Gazebo</text:p>
          </draw:text-box>
        </draw:frame>
        <draw:frame draw:style-name="gr5" draw:text-style-name="P2" draw:layer="layout" svg:width="1.4cm" svg:height="0.962cm" svg:x="8.3cm" svg:y="12.938cm">
          <draw:text-box>
            <text:p>F1</text:p>
          </draw:text-box>
        </draw:frame>
        <draw:frame draw:style-name="gr5" draw:text-style-name="P4" draw:layer="layout" svg:width="3.2cm" svg:height="1.039cm" svg:x="9.94cm" svg:y="11.201cm">
          <draw:text-box>
            <text:p text:style-name="P3"><text:span text:style-name="T1">Interfaz</text:span></text:p>
            <text:p text:style-name="P3"><text:span text:style-name="T1">ICE</text:span></text:p>
          </draw:text-box>
        </draw:frame>
        <draw:connector draw:style-name="gr6" draw:text-style-name="P5" draw:layer="layout" draw:type="curve" svg:x1="15.26cm" svg:y1="6.1cm" svg:x2="12.2cm" svg:y2="11.7cm" draw:start-shape="id1" draw:start-glue-point="3" draw:end-shape="id2" draw:end-glue-point="1" svg:d="M15260 6100c-2295 0-765 5600-3060 5600" svg:viewBox="0 0 3061 5601">
          <text:p/>
        </draw:connector>
        <draw:connector draw:style-name="gr6" draw:text-style-name="P5" draw:layer="layout" draw:type="curve" svg:x1="15.26cm" svg:y1="7.901cm" svg:x2="12.26cm" svg:y2="13.5cm" draw:start-shape="id3" draw:start-glue-point="3" draw:end-shape="id4" draw:end-glue-point="1" svg:d="M15260 7901c-2250 0-750 5599-3000 5599" svg:viewBox="0 0 3001 5600">
          <text:p/>
        </draw:connector>
        <draw:connector draw:style-name="gr6" draw:text-style-name="P5" draw:layer="layout" draw:type="curve" svg:x1="15.26cm" svg:y1="9.8cm" svg:x2="12.26cm" svg:y2="15.3cm" draw:start-shape="id5" draw:start-glue-point="3" draw:end-shape="id6" draw:end-glue-point="1" svg:d="M15260 9800c-2250 0-750 5500-3000 5500" svg:viewBox="0 0 3001 5501">
          <text:p/>
        </draw:connector>
        <draw:custom-shape draw:style-name="gr4" draw:text-style-name="P1" draw:layer="layout" svg:width="1.4cm" svg:height="1.4cm" svg:x="10.8cm" svg:y="1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2cm" svg:height="1.039cm" svg:x="9.94cm" svg:y="11.201cm">
          <draw:text-box>
            <text:p text:style-name="P3"><text:span text:style-name="T1">Interfaz</text:span></text:p>
            <text:p text:style-name="P3"><text:span text:style-name="T1">ICE</text:span></text:p>
          </draw:text-box>
        </draw:frame>
        <draw:custom-shape draw:style-name="gr4" draw:text-style-name="P1" xml:id="id4" draw:id="id4" draw:layer="layout" svg:width="1.4cm" svg:height="1.4cm" svg:x="10.86cm" svg:y="12.8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2cm" svg:height="1.039cm" svg:x="10cm" svg:y="13.001cm">
          <draw:text-box>
            <text:p text:style-name="P3"><text:span text:style-name="T1">Interfaz</text:span></text:p>
            <text:p text:style-name="P3"><text:span text:style-name="T1">ICE</text:span></text:p>
          </draw:text-box>
        </draw:frame>
        <draw:custom-shape draw:style-name="gr4" draw:text-style-name="P1" xml:id="id6" draw:id="id6" draw:layer="layout" svg:width="1.4cm" svg:height="1.4cm" svg:x="10.86cm" svg:y="14.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2cm" svg:height="1.039cm" svg:x="10cm" svg:y="14.801cm">
          <draw:text-box>
            <text:p text:style-name="P3"><text:span text:style-name="T1">Interfaz</text:span></text:p>
            <text:p text:style-name="P3"><text:span text:style-name="T1">ICE</text:span></text:p>
          </draw:text-box>
        </draw:frame>
        <draw:custom-shape draw:style-name="gr4" draw:text-style-name="P1" xml:id="id1" draw:id="id1" draw:layer="layout" svg:width="1.4cm" svg:height="1.4cm" svg:x="15.26cm" svg:y="5.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2cm" svg:height="1.039cm" svg:x="14.4cm" svg:y="5.601cm">
          <draw:text-box>
            <text:p text:style-name="P3"><text:span text:style-name="T1">Interfaz</text:span></text:p>
            <text:p text:style-name="P3"><text:span text:style-name="T1">ICE</text:span></text:p>
          </draw:text-box>
        </draw:frame>
        <draw:custom-shape draw:style-name="gr4" draw:text-style-name="P1" xml:id="id3" draw:id="id3" draw:layer="layout" svg:width="1.4cm" svg:height="1.4cm" svg:x="15.26cm" svg:y="7.20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2cm" svg:height="1.039cm" svg:x="14.4cm" svg:y="7.402cm">
          <draw:text-box>
            <text:p text:style-name="P3"><text:span text:style-name="T1">Interfaz</text:span></text:p>
            <text:p text:style-name="P3"><text:span text:style-name="T1">ICE</text:span></text:p>
          </draw:text-box>
        </draw:frame>
        <draw:custom-shape draw:style-name="gr4" draw:text-style-name="P1" xml:id="id5" draw:id="id5" draw:layer="layout" svg:width="1.4cm" svg:height="1.4cm" svg:x="15.26cm" svg:y="9.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2cm" svg:height="1.039cm" svg:x="14.4cm" svg:y="9.301cm">
          <draw:text-box>
            <text:p text:style-name="P3"><text:span text:style-name="T1">Interfaz</text:span></text:p>
            <text:p text:style-name="P3"><text:span text:style-name="T1">ICE</text:span></text:p>
          </draw:text-box>
        </draw:frame>
        <draw:frame draw:style-name="gr5" draw:text-style-name="P2" draw:layer="layout" svg:width="3.6cm" svg:height="0.962cm" svg:x="18.1cm" svg:y="5.5cm">
          <draw:text-box>
            <text:p>Aplicación</text:p>
          </draw:text-box>
        </draw:frame>
        <draw:custom-shape draw:style-name="gr7" draw:text-style-name="P1" draw:layer="layout" svg:width="8.8cm" svg:height="5.2cm" svg:x="17.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3.6cm" svg:height="1.962cm" svg:x="19.7cm" svg:y="9.1cm">
          <draw:text-box>
            <text:p text:style-name="P6">Código del estudiante</text:p>
          </draw:text-box>
        </draw:frame>
        <draw:line draw:style-name="gr9" draw:text-style-name="P5" draw:layer="layout" svg:x1="7.1cm" svg:y1="6.4cm" svg:x2="5.2cm" svg:y2="11.6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custom-shape draw:style-name="gr1" draw:text-style-name="P1" draw:layer="layout" svg:width="9.2cm" svg:height="9cm" svg:x="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4.2cm" svg:height="5.4cm" svg:x="7.4cm" svg:y="1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6.8cm" svg:height="6.6cm" svg:x="16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8" draw:id="id8" draw:layer="layout" svg:width="1.4cm" svg:height="1.4cm" svg:x="10.8cm" svg:y="11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5cm" svg:height="1.762cm" svg:x="2.4cm" svg:y="12.6cm">
          <draw:text-box>
            <text:p text:style-name="P6">Gazebo</text:p>
            <text:p text:style-name="P6">(mundo ARIAC)</text:p>
          </draw:text-box>
        </draw:frame>
        <draw:frame draw:style-name="gr14" draw:text-style-name="P7" draw:layer="layout" svg:width="3.3cm" svg:height="2.262cm" svg:x="7.7cm" svg:y="12.6cm">
          <draw:text-box>
            <text:p text:style-name="P6">Brazo</text:p>
            <text:p text:style-name="P6">robótico</text:p>
          </draw:text-box>
        </draw:frame>
        <draw:frame draw:style-name="gr5" draw:text-style-name="P4" draw:layer="layout" svg:width="3.2cm" svg:height="1.039cm" svg:x="9.94cm" svg:y="11.201cm">
          <draw:text-box>
            <text:p text:style-name="P3"><text:span text:style-name="T1">Interfaz</text:span></text:p>
            <text:p text:style-name="P3"><text:span text:style-name="T1">ICE</text:span></text:p>
          </draw:text-box>
        </draw:frame>
        <draw:connector draw:style-name="gr6" draw:text-style-name="P5" draw:layer="layout" draw:type="curve" svg:x1="15.26cm" svg:y1="6.1cm" svg:x2="12.2cm" svg:y2="11.7cm" draw:start-shape="id7" draw:start-glue-point="3" draw:end-shape="id8" draw:end-glue-point="1" svg:d="M15260 6100c-2295 0-765 5600-3060 5600" svg:viewBox="0 0 3061 5601">
          <text:p/>
        </draw:connector>
        <draw:connector draw:style-name="gr6" draw:text-style-name="P5" draw:layer="layout" draw:type="curve" svg:x1="15.26cm" svg:y1="7.901cm" svg:x2="12.26cm" svg:y2="13.5cm" draw:start-shape="id9" draw:start-glue-point="3" draw:end-shape="id10" draw:end-glue-point="1" svg:d="M15260 7901c-2250 0-750 5599-3000 5599" svg:viewBox="0 0 3001 5600">
          <text:p/>
        </draw:connector>
        <draw:connector draw:style-name="gr6" draw:text-style-name="P5" draw:layer="layout" draw:type="curve" svg:x1="15.26cm" svg:y1="9.8cm" svg:x2="12.26cm" svg:y2="15.3cm" draw:start-shape="id11" draw:start-glue-point="3" draw:end-shape="id12" draw:end-glue-point="1" svg:d="M15260 9800c-2250 0-750 5500-3000 5500" svg:viewBox="0 0 3001 5501">
          <text:p/>
        </draw:connector>
        <draw:custom-shape draw:style-name="gr4" draw:text-style-name="P1" draw:layer="layout" svg:width="1.4cm" svg:height="1.4cm" svg:x="10.8cm" svg:y="11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1.46cm" svg:height="1.039cm" svg:x="10.8cm" svg:y="11.201cm">
          <draw:text-box>
            <text:p text:style-name="P3"><text:span text:style-name="T1">ROS</text:span></text:p>
            <text:p text:style-name="P3"><text:span text:style-name="T1">topic</text:span></text:p>
          </draw:text-box>
        </draw:frame>
        <draw:custom-shape draw:style-name="gr4" draw:text-style-name="P1" xml:id="id10" draw:id="id10" draw:layer="layout" svg:width="1.4cm" svg:height="1.4cm" svg:x="10.86cm" svg:y="12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2" draw:id="id12" draw:layer="layout" svg:width="1.4cm" svg:height="1.4cm" svg:x="10.86cm" svg:y="14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1.4cm" svg:height="1.4cm" svg:x="15.26cm" svg:y="5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1.4cm" svg:height="1.4cm" svg:x="15.26cm" svg:y="7.2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1" draw:id="id11" draw:layer="layout" svg:width="1.4cm" svg:height="1.4cm" svg:x="15.26cm" svg:y="9.1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4.7cm" svg:height="1.3cm" svg:x="17.5cm" svg:y="7.3cm">
          <draw:text-box>
            <text:p>Teleoperador</text:p>
          </draw:text-box>
        </draw:frame>
        <draw:frame draw:style-name="gr15" draw:text-style-name="P4" draw:layer="layout" svg:width="1.46cm" svg:height="1.039cm" svg:x="10.86cm" svg:y="13cm">
          <draw:text-box>
            <text:p text:style-name="P3"><text:span text:style-name="T1">ROS</text:span></text:p>
            <text:p text:style-name="P3"><text:span text:style-name="T1">topic</text:span></text:p>
          </draw:text-box>
        </draw:frame>
        <draw:frame draw:style-name="gr15" draw:text-style-name="P4" draw:layer="layout" svg:width="1.46cm" svg:height="1.039cm" svg:x="10.86cm" svg:y="14.8cm">
          <draw:text-box>
            <text:p text:style-name="P3"><text:span text:style-name="T1">ROS</text:span></text:p>
            <text:p text:style-name="P3"><text:span text:style-name="T1">topic</text:span></text:p>
          </draw:text-box>
        </draw:frame>
        <draw:frame draw:style-name="gr15" draw:text-style-name="P4" draw:layer="layout" svg:width="1.46cm" svg:height="1.039cm" svg:x="15.26cm" svg:y="5.6cm">
          <draw:text-box>
            <text:p text:style-name="P3"><text:span text:style-name="T1">ROS</text:span></text:p>
            <text:p text:style-name="P3"><text:span text:style-name="T1">topic</text:span></text:p>
          </draw:text-box>
        </draw:frame>
        <draw:frame draw:style-name="gr15" draw:text-style-name="P4" draw:layer="layout" svg:width="1.46cm" svg:height="1.039cm" svg:x="15.26cm" svg:y="7.4cm">
          <draw:text-box>
            <text:p text:style-name="P3"><text:span text:style-name="T1">ROS</text:span></text:p>
            <text:p text:style-name="P3"><text:span text:style-name="T1">topic</text:span></text:p>
          </draw:text-box>
        </draw:frame>
        <draw:frame draw:style-name="gr15" draw:text-style-name="P4" draw:layer="layout" svg:width="1.46cm" svg:height="1.039cm" svg:x="15.26cm" svg:y="9.28cm">
          <draw:text-box>
            <text:p text:style-name="P3"><text:span text:style-name="T1">ROS</text:span></text:p>
            <text:p text:style-name="P3"><text:span text:style-name="T1">topic</text:span></text:p>
          </draw:text-box>
        </draw:frame>
        <draw:frame draw:style-name="gr17" draw:text-style-name="P10" draw:layer="layout" svg:width="3.247cm" svg:height="1.809cm" draw:transform="rotate (0.00855211333477222) translate (13.4cm 12.028cm)">
          <draw:text-box>
            <text:p text:style-name="P9"><text:span text:style-name="T2">ROS</text:span></text:p>
            <text:p text:style-name="P9"><text:span text:style-name="T2">messages</text:span></text:p>
          </draw:text-box>
        </draw:frame>
        <draw:line draw:style-name="gr18" draw:text-style-name="P5" draw:layer="layout" svg:x1="18.2cm" svg:y1="19cm" svg:x2="15cm" svg:y2="13.6cm">
          <text:p/>
        </draw:line>
        <draw:line draw:style-name="gr9" draw:text-style-name="P5" draw:layer="layout" svg:x1="24.4cm" svg:y1="14.8cm" svg:x2="21.2cm" svg:y2="9.4cm">
          <text:p/>
        </draw:line>
        <draw:line draw:style-name="gr19" draw:text-style-name="P5" draw:layer="layout" svg:x1="20cm" svg:y1="15.4cm" svg:x2="16.8cm" svg:y2="10cm">
          <text:p/>
        </draw:lin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8T12:34:07.559907939</meta:creation-date>
    <dc:date>2017-07-09T00:11:33.188732594</dc:date>
    <meta:editing-duration>PT5H25M33S</meta:editing-duration>
    <meta:editing-cycles>1</meta:editing-cycles>
    <meta:document-statistic meta:object-count="78"/>
    <meta:generator>LibreOffice/5.1.6.2$Linux_X86_64 LibreOffice_project/10m0$Build-2</meta:generator>
  </office:meta>
</office:document-meta>
</file>